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d8c8" officeooo:paragraph-rsid="0014d8c8"/>
    </style:style>
    <style:style style:name="P2" style:family="paragraph" style:parent-style-name="Standard">
      <style:paragraph-properties fo:text-align="center" style:justify-single-word="false"/>
      <style:text-properties fo:font-size="20pt" fo:font-weight="bold" officeooo:rsid="0014d8c8" officeooo:paragraph-rsid="0014d8c8" style:font-size-asian="17.5pt" style:font-weight-asian="bold" style:font-size-complex="20pt" style:font-weight-complex="bold"/>
    </style:style>
    <style:style style:name="P3" style:family="paragraph" style:parent-style-name="Standard">
      <style:paragraph-properties fo:text-align="start" style:justify-single-word="false"/>
      <style:text-properties fo:font-size="20pt" fo:font-weight="bold" officeooo:rsid="0016a4d9" officeooo:paragraph-rsid="0016a4d9" style:font-size-asian="17.5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bold" officeooo:rsid="001c21ed" officeooo:paragraph-rsid="001c21ed" style:font-size-asian="17.5pt" style:font-weight-asian="bold" style:font-size-complex="20pt" style:font-weight-complex="bold"/>
    </style:style>
    <style:style style:name="P5" style:family="paragraph" style:parent-style-name="Standard">
      <style:paragraph-properties fo:text-align="start" style:justify-single-word="false"/>
      <style:text-properties fo:font-size="20pt" fo:font-weight="bold" officeooo:rsid="0014d8c8" officeooo:paragraph-rsid="0014d8c8" style:font-size-asian="20pt" style:font-weight-asian="bold" style:font-size-complex="20pt" style:font-weight-complex="bold"/>
    </style:style>
    <style:style style:name="P6" style:family="paragraph" style:parent-style-name="Standard">
      <style:paragraph-properties fo:text-align="start" style:justify-single-word="false"/>
      <style:text-properties fo:font-size="20pt" fo:font-weight="bold" officeooo:rsid="001a5571" officeooo:paragraph-rsid="001a5571" style:font-size-asian="20pt" style:font-weight-asian="bold" style:font-size-complex="20pt" style:font-weight-complex="bold"/>
    </style:style>
    <style:style style:name="P7" style:family="paragraph" style:parent-style-name="Standard">
      <style:text-properties fo:font-size="14pt" officeooo:rsid="0014d8c8" officeooo:paragraph-rsid="0014d8c8" style:font-size-asian="14pt" style:font-size-complex="14pt"/>
    </style:style>
    <style:style style:name="P8" style:family="paragraph" style:parent-style-name="Standard">
      <style:paragraph-properties fo:text-align="start" style:justify-single-word="false"/>
      <style:text-properties fo:font-size="14pt" fo:font-weight="normal" officeooo:rsid="0016a4d9" officeooo:paragraph-rsid="0016a4d9"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3pt" fo:font-weight="normal" officeooo:rsid="0014d8c8" officeooo:paragraph-rsid="0014d8c8" style:font-size-asian="13pt" style:font-weight-asian="normal" style:font-size-complex="13pt" style:font-weight-complex="normal"/>
    </style:style>
    <style:style style:name="P10" style:family="paragraph" style:parent-style-name="Standard">
      <style:paragraph-properties fo:text-align="start" style:justify-single-word="false"/>
      <style:text-properties fo:font-size="13pt" fo:font-weight="normal" officeooo:rsid="0014d8c8" officeooo:paragraph-rsid="0014d8c8"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fo:font-size="13pt" fo:font-weight="normal" officeooo:rsid="0016a4d9" officeooo:paragraph-rsid="0016a4d9"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fo:font-size="13pt" fo:font-weight="normal" officeooo:rsid="0016a4d9" officeooo:paragraph-rsid="00175d89"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fo:font-size="13pt" fo:font-weight="normal" officeooo:rsid="00175d89" officeooo:paragraph-rsid="00175d89"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fo:font-size="13pt" fo:font-weight="normal" officeooo:rsid="001a5571" officeooo:paragraph-rsid="001a5571"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fo:font-size="13pt" fo:font-weight="normal" officeooo:rsid="001c21ed" officeooo:paragraph-rsid="001c21ed"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officeooo:paragraph-rsid="0018a7ec"/>
    </style:style>
    <style:style style:name="P17" style:family="paragraph" style:parent-style-name="Standard">
      <style:paragraph-properties fo:text-align="start" style:justify-single-word="false"/>
      <style:text-properties officeooo:rsid="00195bc8" officeooo:paragraph-rsid="00195bc8"/>
    </style:style>
    <style:style style:name="P18" style:family="paragraph" style:parent-style-name="Standard">
      <style:paragraph-properties fo:text-align="start" style:justify-single-word="false"/>
      <style:text-properties officeooo:rsid="001a5571" officeooo:paragraph-rsid="001a5571"/>
    </style:style>
    <style:style style:name="T1" style:family="text">
      <style:text-properties officeooo:rsid="0016a4d9"/>
    </style:style>
    <style:style style:name="T2" style:family="text">
      <style:text-properties fo:font-size="13pt" fo:font-weight="normal" style:font-size-asian="11.3500003814697pt" style:font-weight-asian="normal" style:font-size-complex="13pt" style:font-weight-complex="normal"/>
    </style:style>
    <style:style style:name="T3" style:family="text">
      <style:text-properties fo:font-size="13pt" fo:font-weight="normal" officeooo:rsid="0018a7ec" style:font-size-asian="11.3500003814697pt" style:font-weight-asian="normal" style:font-size-complex="13pt" style:font-weight-complex="normal"/>
    </style:style>
    <style:style style:name="T4" style:family="text">
      <style:text-properties fo:font-size="13pt" fo:font-weight="normal" officeooo:rsid="001a5571" style:font-size-asian="11.3500003814697pt" style:font-weight-asian="normal" style:font-size-complex="13pt" style:font-weight-complex="normal"/>
    </style:style>
    <style:style style:name="T5" style:family="text">
      <style:text-properties fo:font-size="13pt" fo:font-weight="normal" officeooo:rsid="0018a7ec" style:font-size-asian="13pt" style:font-weight-asian="normal" style:font-size-complex="13pt" style:font-weight-complex="normal"/>
    </style:style>
    <style:style style:name="T6" style:family="text">
      <style:text-properties fo:font-size="13pt" style:font-size-asian="13pt" style:font-size-complex="13pt"/>
    </style:style>
    <style:style style:name="T7" style:family="text">
      <style:text-properties officeooo:rsid="00175d89"/>
    </style:style>
    <style:style style:name="T8" style:family="text">
      <style:text-properties officeooo:rsid="0018a7ec"/>
    </style:style>
    <style:style style:name="T9" style:family="text">
      <style:text-properties officeooo:rsid="00195bc8"/>
    </style:style>
    <style:style style:name="T10" style:family="text">
      <style:text-properties officeooo:rsid="001a557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ASCAL Antoine</text:p>
      <text:p text:style-name="P1"/>
      <text:p text:style-name="P2">Diminution des calculs d’un raymarcher.</text:p>
      <text:p text:style-name="P2"/>
      <text:p text:style-name="P4">Motivation</text:p>
      <text:p text:style-name="P9">J’ai programmé mon premier moteur 3D il y a 3 ans et l’idée m’est venue de l’améliorer via des procédés appris depuis. Les moteurs 3D sont utilisés dans divers domaines de sciences ou de loisirs. Il peut être important de diminuer le coût de calcul quand les rendus peuvent prendre des heures.</text:p>
      <text:p text:style-name="P9"/>
      <text:p text:style-name="P4">Ancrage</text:p>
      <text:p text:style-name="P15">Le raymarching permet de la conception de scènes 3D définis mathématiquement. Il permet donc la transformation d’objets mathématiques en objets sensibles.</text:p>
      <text:p text:style-name="P9"/>
      <text:p text:style-name="P5">Positionnement thématique</text:p>
      <text:p text:style-name="P10">INFORMATIQUE (informatique <text:span text:style-name="T1">théorique), INFORMATIQUE (informatique pratique</text:span>)</text:p>
      <text:p text:style-name="P10"/>
      <text:p text:style-name="P3">Mots-clés</text:p>
      <text:p text:style-name="P8">Mots-clés (en français) <text:s text:c="10"/>Mots-clé (en anglais)</text:p>
      <text:p text:style-name="P11">rendu de scène 3D <text:s text:c="21"/>rendering 3D scenes</text:p>
      <text:p text:style-name="P11">rayons <text:s text:c="40"/>rays</text:p>
      <text:p text:style-name="P11">fonction de distance signée <text:s text:c="7"/>signed distance function (SDF)</text:p>
      <text:p text:style-name="P11">arbres <text:s text:c="41"/>trees</text:p>
      <text:p text:style-name="P13">marche de rayons <text:s text:c="22"/>raymarching</text:p>
      <text:p text:style-name="P13">shader <text:s text:c="40"/>shader</text:p>
      <text:p text:style-name="P11"/>
      <text:p text:style-name="P3">Bibliographie commentée</text:p>
      <text:p text:style-name="P12">Le raymarching<text:span text:style-name="T8">[1]</text:span> est une technique de rendu d’objets 3D qui consiste pour chaque pixel d’une image, à calculer la couleur de celui-ci <text:span text:style-name="T8">grâce aux SDF définissant chaque objet de la scène[2].</text:span> <text:span text:style-name="T9">Cette technique</text:span> est principalement utilisé<text:span text:style-name="T9">e</text:span> pour calculer des nuages ou encore afficher des fractales 3D. Ce procédé est coûteux en calcul et ce coût augmente avec le nombre d’objets et le calcul d’éclairage. <text:span text:style-name="T7">L’objectif est donc de trouver une manière de diminuer ces calculs. Certaines implémentations diminuent simplement le nombre maximum d’itération</text:span><text:span text:style-name="T9">s</text:span><text:span text:style-name="T7"> </text:span><text:span text:style-name="T9">pour</text:span><text:span text:style-name="T7"> chaque pixel</text:span><text:span text:style-name="T9">s</text:span><text:span text:style-name="T7">, approximant ainsi le rendu. L’implémentation d’arbres de recherche dans un espace découpé (</text:span><text:span text:style-name="T10">kd</text:span><text:span text:style-name="T7">tree par exemple) peut également être utilisée</text:span><text:span text:style-name="T10">[3]</text:span><text:span text:style-name="T7">. Nous utiliserons pour implémenter le moteur, une API de rendu graphique, OpenGL qui permet de compiler des programmes en GLSL (OpenGL shader langage) </text:span><text:span text:style-name="T9">[3]</text:span><text:span text:style-name="T7"> et de les exécuter par la composante graphique de l’ordinateur. Cette compilation et l’affichage se fera avec un programme en C. Nous utiliserons un type de shader particulier, les fragment shader qui permettent de calculer la couleurs de chaque pixel un à un dans une zone donnée </text:span><text:span text:style-name="T9">(ici toute la fenêtre).</text:span><text:span text:style-name="T7"> Il est important de noter également que la mémoire utilisée par le fragment shader et le programme C </text:span><text:span text:style-name="T9">sont</text:span><text:span text:style-name="T7"> différente</text:span><text:span text:style-name="T9">s</text:span><text:span text:style-name="T7">. Ainsi, effectuer le pré-traitement de la scène (comme son découpage qui doit se faire dans le programme C et non dans le shader qui est appelé pixel par pixel par exemple) nécessite un moyen de transmettre les </text:span><text:soft-page-break/><text:span text:style-name="T7">informations au shader et de les utiliser à l’arrivée. </text:span><text:span text:style-name="T10">Cette méthode est moins efficace que de coder directement les paramètre de la scène dans le shader via des constantes car dans le second cas, la compilation va pré-calculer certaines choses et les informations seront stockées dans une autre partie de la mémoire à accès plus rapide. C’est pourquoi nous compareront les performances du moteurs uniquement avec le passage en paramètre de la scène pour obtenir des comparaisons acceptables et non biaisés, l’objectif étant seulement de diminuer les calculs.</text:span></text:p>
      <text:p text:style-name="P12"/>
      <text:p text:style-name="P6">Problématique retenue</text:p>
      <text:p text:style-name="P14">Il s’agit ici d’implémenter un raymarching naïf et de comparer ses performances en coût de calcul avec des implémentations utilisant des algorithmes de recherche spatiales.</text:p>
      <text:p text:style-name="P14"/>
      <text:p text:style-name="P4">Objectifs du TIPE</text:p>
      <text:p text:style-name="P15">1. Implémenter un premier moteur de raymarching (programme C et fragment shader GLSL) et une scène de référence.</text:p>
      <text:p text:style-name="P15">2. Implémenter une manière de transmettre les informations de pré-traitement au shader.</text:p>
      <text:p text:style-name="P15">3. Implémenter plusieurs algorithmes pouvant permettre de diminuer les calculs.</text:p>
      <text:p text:style-name="P15">4. Comparer les résultats et conclure.</text:p>
      <text:p text:style-name="P12"/>
      <text:p text:style-name="P12"/>
      <text:p text:style-name="P4">Références bibliographiques</text:p>
      <text:p text:style-name="P16"><text:span text:style-name="T3">[1] <text:s/></text:span>William Guimont-Martin, <text:span text:style-name="T8">raymarching,</text:span> https://willguimont.github.io/cs/2021/03/16/ray-marching.html</text:p>
      <text:p text:style-name="P16"><text:span text:style-name="T3">[2</text:span><text:span text:style-name="T5">] </text:span><text:span text:style-name="T6">Inigo Quilez, </text:span><text:span text:style-name="T5">signed distanc</text:span><text:span text:style-name="T3">e functions, </text:span><text:a xlink:type="simple" xlink:href="https://iquilezles.org/articles/distfunctions/4" text:style-name="Internet_20_link" text:visited-style-name="Visited_20_Internet_20_Link"><text:span text:style-name="T3">https://iquilezles.org/articles/distfunctions</text:span></text:a></text:p>
      <text:p text:style-name="P18"><text:span text:style-name="T4">[</text:span><text:span text:style-name="T2">3] Inigo Quilez, binary search, https://iquilezles.org/articles/binarysearchsdf/</text:span></text:p>
      <text:p text:style-name="P17"><text:span text:style-name="T3">[</text:span><text:span text:style-name="T4">4</text:span><text:span text:style-name="T2">] GLSL, https://learnopengl.com/Getting-started/Shader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3T23:08:44.523766485</meta:creation-date>
    <dc:date>2024-05-14T00:28:05.519476243</dc:date>
    <meta:editing-duration>PT30S</meta:editing-duration>
    <meta:editing-cycles>1</meta:editing-cycles>
    <meta:generator>LibreOffice/7.0.4.2$Linux_X86_64 LibreOffice_project/00$Build-2</meta:generator>
    <meta:document-statistic meta:table-count="0" meta:image-count="0" meta:object-count="0" meta:page-count="2" meta:paragraph-count="30" meta:word-count="548" meta:character-count="3974" meta:non-whitespace-character-count="3274"/>
  </office:meta>
</office:document-meta>
</file>